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24-12-19 16:48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24-03-20 14:5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22-12-06 14:34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1744" calcext:value-type="float">
            <text:p>77.9617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21-12-14 20:3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1368" calcext:value-type="float">
            <text:p>78.0013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20-12-12 14:5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26" calcext:value-type="float">
            <text:p>77.952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19-12-12 21:52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86128" calcext:value-type="float">
            <text:p>77.98612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18-12-13 15:57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0152" calcext:value-type="float">
            <text:p>78.9401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17-12-09 17:45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25752" calcext:value-type="float">
            <text:p>78.0257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16-12-07 18:3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31264" calcext:value-type="float">
            <text:p>77.9312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15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9552" calcext:value-type="float">
            <text:p>77.94955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14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820768" calcext:value-type="float">
            <text:p>80.8207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13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95016" calcext:value-type="float">
            <text:p>78.9950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12-12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04416" calcext:value-type="float">
            <text:p>78.0044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12-01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10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40408" calcext:value-type="float">
            <text:p>77.94040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0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36064" calcext:value-type="float">
            <text:p>78.23606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07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76984" calcext:value-type="float">
            <text:p>77.9769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06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05-11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0688" calcext:value-type="float">
            <text:p>77.906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04-1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58696" calcext:value-type="float">
            <text:p>77.9586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03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19656" calcext:value-type="float">
            <text:p>78.0196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02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7.964792" calcext:value-type="float">
            <text:p>77.9647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01-12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812" calcext:value-type="float">
            <text:p>78.18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2000-12-06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3148" calcext:value-type="float">
            <text:p>80.31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98-12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8976" calcext:value-type="float">
            <text:p>78.0897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97-12-0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05" calcext:value-type="float">
            <text:p>78.105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96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095856" calcext:value-type="float">
            <text:p>78.09585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95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5072" calcext:value-type="float">
            <text:p>78.15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94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848712" calcext:value-type="float">
            <text:p>78.84871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93-12-15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21168" calcext:value-type="float">
            <text:p>78.2116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92-12-1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193392" calcext:value-type="float">
            <text:p>78.193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91-1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73224" calcext:value-type="float">
            <text:p>78.3732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90-1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504" calcext:value-type="float">
            <text:p>78.4250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89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4.82584" calcext:value-type="float">
            <text:p>84.8258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88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51648" calcext:value-type="float">
            <text:p>78.5164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87-12-07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5844" calcext:value-type="float">
            <text:p>78.9584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86-11-21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31836" calcext:value-type="float">
            <text:p>78.318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85-12-2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428088" calcext:value-type="float">
            <text:p>78.42808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84-02-0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8.9432" calcext:value-type="float">
            <text:p>78.943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82-01-1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9.336392" calcext:value-type="float">
            <text:p>79.3363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80-02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1624" calcext:value-type="float">
            <text:p>80.162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79-01-0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74736" calcext:value-type="float">
            <text:p>81.747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77-01-13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1.698592" calcext:value-type="float">
            <text:p>81.69859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76-01-12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622136" calcext:value-type="float">
            <text:p>82.62213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75-02-10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0.586072" calcext:value-type="float">
            <text:p>80.586072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74-10-04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82.05216" calcext:value-type="float">
            <text:p>82.0521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746801</text:p>
          </table:table-cell>
          <table:table-cell office:value-type="string" calcext:value-type="string">
            <text:p>Jay Taylor Ranch Quad</text:p>
          </table:table-cell>
          <table:table-cell office:value-type="string" calcext:value-type="string">
            <text:p>1968-09-28 06:00:00</text:p>
          </table:table-cell>
          <table:table-cell office:value-type="string" calcext:value-type="string">
            <text:p>Water depth [from the ground surface]</text:p>
          </table:table-cell>
          <table:table-cell office:value-type="float" office:value="76.8096" calcext:value-type="float">
            <text:p>76.8096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ndwater Quality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One of the following:</text:p>
            <text:p>• (blank)</text:p>
            <text:p>• S/m</text:p>
            <text:p>• μS/cm</text:p>
            <text:p>• °C</text:p>
            <text:p>• °F</text:p>
            <text:p>• °K</text:p>
            <text:p>• mg/L</text:p>
            <text:p>• ppm</text:p>
            <text:p>• ng/L</text:p>
            <text:p>• μg/L</text:p>
            <text:p>• cfu per mL</text:p>
            <text:p>• cfu per 100 ml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straction-Discharge" table:style-name="ta3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019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1016"/>
          <table:table-cell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</text:p>
            <text:p>• m³/s</text:p>
            <text:p>• m³/m</text:p>
            <text:p>• m³/h</text:p>
            <text:p>• m³/d</text:p>
            <text:p>• ft³/s</text:p>
            <text:p>• ft³/m</text:p>
            <text:p>• ft³/h</text:p>
            <text:p>• ft³/d</text:p>
            <text:p>• L/s</text:p>
            <text:p>• L/m</text:p>
            <text:p>• L/h</text:p>
            <text:p>• L/d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1016"/>
          <table:table-cell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RAC</meta:initial-creator>
    <dc:language>en-US</dc:language>
    <meta:creation-date>2020-08-05T07:58:24</meta:creation-date>
    <dc:date>2025-02-25T14:02:56</dc:date>
    <meta:editing-cycles>22</meta:editing-cycles>
    <meta:generator>LibreOffice/7.3.7.2$Linux_X86_64 LibreOffice_project/30$Build-2</meta:generator>
    <meta:document-statistic meta:table-count="3" meta:cell-count="324" meta:object-count="0"/>
    <meta:user-defined meta:name="AppVersion">3.0</meta:user-defined>
  </office:meta>
</office:document-meta>
</file>